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0fb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t`s process the expression symbol by symbol. If we meet a letter (a, b or c), we put it in the stack. If we meet an operation, then we take the necessary number of arguments out of the stack (2 for + and ., 1 for *), apply the operation to the arguments and put the result in the stack<text:line-break/>But instead of expressions themselves we will keep pairs of integers in the stack. The first parameter is the maximum length of word letter ^ m in the processed part of expression. The second - the maximum number of letter in prefix letter ^m <text:s/>+ other_letter. For example? <text:s/>for expression (aaa + ab + c) and letter = a the pair is (3,1) as aaa is the longest word consisting of a only and ab is the word with the longest a^m prefix</text:p>
      <text:p text:style-name="Standard"/>
      <text:p text:style-name="Standard"/>
      <text:p text:style-name="Standard"/>
      <text:p text:style-name="Standard"/>
      <text:p text:style-name="Standard">давайте обработаем выражение символ за символом. Если мы встречаем букву (А, В или С), мы кладем ее в стопку. Если мы встречаем операцию, то берем из стека необходимое количество аргументов (2 Для + и ., 1 для *), применяем операцию к аргументам и помещаем результат в стек<text:line-break/>Но вместо самих выражений мы будем держать в стеке пары целых чисел. Первый параметр - это максимальная длина буквы слова ^ m в обрабатываемой части выражения. Второе-максимальное количество букв в префиксе letter ^m + other_letter. Например, для выражения (aaa + ab + c) и буквы = a пара равна (3,1), так как aaa - самое длинное слово, состоящее только из a, а ab-слово с самым длинным префиксом a^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3T16:36:50.050000000</meta:creation-date>
    <meta:generator>LibreOffice/7.0.3.1$Windows_X86_64 LibreOffice_project/d7547858d014d4cf69878db179d326fc3483e082</meta:generator>
    <dc:date>2020-12-03T16:38:54.057000000</dc:date>
    <meta:editing-duration>PT2M5S</meta:editing-duration>
    <meta:editing-cycles>1</meta:editing-cycles>
    <meta:document-statistic meta:table-count="0" meta:image-count="0" meta:object-count="0" meta:page-count="1" meta:paragraph-count="2" meta:word-count="258" meta:character-count="1393" meta:non-whitespace-character-count="1135"/>
  </office:meta>
</office:document-meta>
</file>